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37.04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euil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" table:style-name="ta1">
        <table:table-column table:style-name="co3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6bd8f51f0bb0f42344f66a65ca86e692fe0f70bc</meta:generator>
    <meta:initial-creator>louis ledoux</meta:initial-creator>
    <meta:creation-date>2019-05-17T21:44:27Z</meta:creation-date>
    <dc:date>2019-05-24T15:49:20.146174201</dc:date>
    <meta:editing-duration>PT7M4S</meta:editing-duration>
    <meta:editing-cycles>2</meta:editing-cycles>
    <meta:document-statistic meta:table-count="2" meta:cell-count="31" meta:object-count="0"/>
  </office:meta>
</office:document-meta>
</file>